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Nimbus Mono L" svg:font-family="'Nimbus Mono L'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a38c9" officeooo:paragraph-rsid="000a38c9"/>
    </style:style>
    <style:style style:name="P2" style:family="paragraph" style:parent-style-name="Table_20_Contents">
      <style:text-properties officeooo:rsid="000d4470" officeooo:paragraph-rsid="000d4470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0d4470" officeooo:paragraph-rsid="000d4470" style:font-weight-asian="bold" style:font-weight-complex="bold"/>
    </style:style>
    <style:style style:name="P4" style:family="paragraph" style:parent-style-name="Standard">
      <style:text-properties fo:font-weight="bold" officeooo:rsid="000bdda8" officeooo:paragraph-rsid="000bdda8" style:font-weight-asian="bold" style:font-weight-complex="bold"/>
    </style:style>
    <style:style style:name="P5" style:family="paragraph" style:parent-style-name="Standard">
      <style:text-properties fo:font-weight="bold" officeooo:rsid="000bf8e2" officeooo:paragraph-rsid="000bf8e2" style:font-weight-asian="bold" style:font-weight-complex="bold"/>
    </style:style>
    <style:style style:name="P6" style:family="paragraph" style:parent-style-name="Standard">
      <style:text-properties fo:font-weight="bold" officeooo:rsid="000d4470" officeooo:paragraph-rsid="000d4470" style:font-weight-asian="bold" style:font-weight-complex="bold"/>
    </style:style>
    <style:style style:name="P7" style:family="paragraph" style:parent-style-name="Standard">
      <style:text-properties fo:font-weight="bold" officeooo:rsid="000ee483" officeooo:paragraph-rsid="000ee483" style:font-weight-asian="bold" style:font-weight-complex="bold"/>
    </style:style>
    <style:style style:name="P8" style:family="paragraph" style:parent-style-name="Standard">
      <style:text-properties fo:font-weight="bold" officeooo:rsid="00125245" officeooo:paragraph-rsid="00125245" style:font-weight-asian="bold" style:font-weight-complex="bold"/>
    </style:style>
    <style:style style:name="P9" style:family="paragraph" style:parent-style-name="Standard">
      <style:text-properties fo:font-weight="bold" officeooo:rsid="00127b7d" officeooo:paragraph-rsid="00127b7d" style:font-weight-asian="bold" style:font-weight-complex="bold"/>
    </style:style>
    <style:style style:name="P10" style:family="paragraph" style:parent-style-name="Standard">
      <style:text-properties style:text-underline-style="none" fo:font-weight="bold" officeooo:rsid="00127b7d" officeooo:paragraph-rsid="00127b7d" style:font-weight-asian="bold" style:font-weight-complex="bold"/>
    </style:style>
    <style:style style:name="P11" style:family="paragraph" style:parent-style-name="Standard" style:list-style-name="L1">
      <style:text-properties fo:font-weight="bold" officeooo:rsid="000bdda8" officeooo:paragraph-rsid="000bdda8" style:font-weight-asian="bold" style:font-weight-complex="bold"/>
    </style:style>
    <style:style style:name="P12" style:family="paragraph" style:parent-style-name="Standard" style:list-style-name="L2">
      <style:text-properties fo:font-weight="bold" officeooo:rsid="000f820c" officeooo:paragraph-rsid="000f820c" style:font-weight-asian="bold" style:font-weight-complex="bold"/>
    </style:style>
    <style:style style:name="P13" style:family="paragraph" style:parent-style-name="Standard">
      <style:text-properties fo:font-weight="normal" officeooo:rsid="000bdda8" officeooo:paragraph-rsid="000bdda8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0bf8e2" officeooo:paragraph-rsid="000bf8e2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0d4470" officeooo:paragraph-rsid="000d4470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0f820c" officeooo:paragraph-rsid="000f820c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125245" officeooo:paragraph-rsid="00125245" style:font-weight-asian="normal" style:font-weight-complex="normal"/>
    </style:style>
    <style:style style:name="P18" style:family="paragraph" style:parent-style-name="Standard" style:list-style-name="L3">
      <style:text-properties style:text-underline-style="none" fo:font-weight="normal" officeooo:rsid="00127b7d" officeooo:paragraph-rsid="00127b7d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127b7d" officeooo:paragraph-rsid="00127b7d" style:font-weight-asian="normal" style:font-weight-complex="normal"/>
    </style:style>
    <style:style style:name="P20" style:family="paragraph" style:parent-style-name="Standard" style:list-style-name="L3">
      <style:text-properties style:text-underline-style="none" fo:font-weight="bold" officeooo:rsid="00127b7d" officeooo:paragraph-rsid="00127b7d" style:font-weight-asian="bold" style:font-weight-complex="bold"/>
    </style:style>
    <style:style style:name="P21" style:family="paragraph" style:parent-style-name="Standard">
      <style:text-properties style:text-underline-style="none" fo:font-weight="bold" officeooo:rsid="00127b7d" officeooo:paragraph-rsid="00127b7d" style:font-weight-asian="bold" style:font-weight-complex="bold"/>
    </style:style>
    <style:style style:name="P22" style:family="paragraph" style:parent-style-name="Standard">
      <style:text-properties style:text-underline-style="none" fo:font-weight="bold" officeooo:rsid="00154c73" officeooo:paragraph-rsid="00154c73" style:font-weight-asian="bold" style:font-weight-complex="bold"/>
    </style:style>
    <style:style style:name="P23" style:family="paragraph" style:parent-style-name="Standard" style:list-style-name="L4">
      <style:text-properties style:font-name="Liberation Serif1" style:text-underline-style="none" fo:font-weight="normal" officeooo:rsid="0017fe28" officeooo:paragraph-rsid="0017fe28" style:font-weight-asian="normal" style:font-weight-complex="normal"/>
    </style:style>
    <style:style style:name="P24" style:family="paragraph" style:parent-style-name="Standard">
      <style:text-properties style:font-name="Liberation Serif1" style:text-underline-style="none" fo:font-weight="normal" officeooo:rsid="0017fe28" officeooo:paragraph-rsid="0017fe28" style:font-weight-asian="normal" style:font-weight-complex="normal"/>
    </style:style>
    <style:style style:name="P25" style:family="paragraph" style:parent-style-name="Standard">
      <style:paragraph-properties fo:margin-left="1.251cm" fo:margin-right="0cm" fo:text-indent="0cm" style:auto-text-indent="false"/>
      <style:text-properties style:font-name="Nimbus Mono L" style:text-underline-style="none" fo:font-weight="bold" officeooo:rsid="00154c73" officeooo:paragraph-rsid="00154c73" style:font-weight-asian="bold" style:font-weight-complex="bold"/>
    </style:style>
    <style:style style:name="P26" style:family="paragraph" style:parent-style-name="Standard">
      <style:paragraph-properties fo:margin-left="0cm" fo:margin-right="0cm" fo:text-indent="0cm" style:auto-text-indent="false"/>
      <style:text-properties style:font-name="Nimbus Mono L" style:text-underline-style="none" fo:font-weight="bold" officeooo:rsid="00154c73" officeooo:paragraph-rsid="00154c73" style:font-weight-asian="bold" style:font-weight-complex="bold"/>
    </style:style>
    <style:style style:name="P27" style:family="paragraph" style:parent-style-name="Standard">
      <style:paragraph-properties fo:margin-left="0cm" fo:margin-right="0cm" fo:text-indent="0cm" style:auto-text-indent="false"/>
      <style:text-properties style:font-name="Liberation Serif1" style:text-underline-style="none" fo:font-weight="bold" officeooo:rsid="0017fe28" officeooo:paragraph-rsid="0017fe28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6d99c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officeooo:rsid="0013f067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Bens<text:span text:style-name="T1"> podem ser classificados em:</text:span></text:p>
      <text:list xml:id="list7916210313442621692" text:style-name="L1">
        <text:list-item>
          <text:p text:style-name="P11">numerários<text:span text:style-name="T1">: disponibilidades financeiras (caixa, bancos, aplicações financeiras de liquidez imediata);</text:span></text:p>
        </text:list-item>
        <text:list-item>
          <text:p text:style-name="P11">de venda<text:span text:style-name="T1">: destinados à comercialização (matérias-primas, mercadorias);</text:span></text:p>
        </text:list-item>
        <text:list-item>
          <text:p text:style-name="P11">de renda<text:span text:style-name="T1">: não essenciais à manutenção das atividades da entidade (imóveis para aluguel, ações de empresas coligadas/controladas);</text:span></text:p>
        </text:list-item>
        <text:list-item>
          <text:p text:style-name="P11">de uso<text:span text:style-name="T1">: essenciais à manutenção das atividades da entidade.</text:span></text:p>
        </text:list-item>
      </text:list>
      <text:p text:style-name="P13"/>
      <text:p text:style-name="P5">Ativo<text:span text:style-name="T1"> é um recurso </text:span><text:span text:style-name="T4">controlado</text:span><text:span text:style-name="T6"> pela entidade como </text:span><text:span text:style-name="T4">resultado de eventos passados</text:span><text:span text:style-name="T6"> e do qual se espera que resultem </text:span><text:span text:style-name="T4">futuros benefícios econômicos</text:span><text:span text:style-name="T6"> para a entidade.</text:span></text:p>
      <text:p text:style-name="P14"/>
      <text:p text:style-name="P5"><text:span text:style-name="T5">Passivo</text:span><text:span text:style-name="T6"> é uma </text:span><text:span text:style-name="T4">obrigação presente</text:span><text:span text:style-name="T6"> da entidade, derivada de </text:span><text:span text:style-name="T4">eventos já ocorridos</text:span><text:span text:style-name="T6">, cuja liquidação se espera que resulte em saída de recursos capazes de gerar benefícios econômicos.</text:span></text:p>
      <text:p text:style-name="P14"/>
      <text:p text:style-name="P6"><text:span text:style-name="T5">Patrimônio líquido</text:span><text:span text:style-name="T6"> é o valor residual dos ativos da entidade depois de deduzidos todos os seus passivos.</text:span></text:p>
      <text:p text:style-name="P15"/>
      <table:table table:name="Tabela1" table:style-name="Tabela1">
        <table:table-column table:style-name="Tabela1.A" table:number-columns-repeated="3"/>
        <table:table-row>
          <table:table-cell table:style-name="Tabela1.A1" table:number-columns-spanned="3" office:value-type="string">
            <text:p text:style-name="P3">Sinônimos para os componentes patrimoniais</text:p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P3">Ativo</text:p>
          </table:table-cell>
          <table:table-cell table:style-name="Tabela1.A2" office:value-type="string">
            <text:p text:style-name="P3">Passivo</text:p>
          </table:table-cell>
          <table:table-cell table:style-name="Tabela1.C2" office:value-type="string">
            <text:p text:style-name="P3">Patrimônio Líquido</text:p>
          </table:table-cell>
        </table:table-row>
        <table:table-row>
          <table:table-cell table:style-name="Tabela1.A2" office:value-type="string">
            <text:p text:style-name="P2">Patrimônio bruto</text:p>
          </table:table-cell>
          <table:table-cell table:style-name="Tabela1.A2" office:value-type="string">
            <text:p text:style-name="P2">Passivo exigível</text:p>
          </table:table-cell>
          <table:table-cell table:style-name="Tabela1.C2" office:value-type="string">
            <text:p text:style-name="P2">Situação líquida</text:p>
          </table:table-cell>
        </table:table-row>
        <table:table-row>
          <table:table-cell table:style-name="Tabela1.A2" office:value-type="string">
            <text:p text:style-name="P2">Capital aplicado</text:p>
          </table:table-cell>
          <table:table-cell table:style-name="Tabela1.A2" office:value-type="string">
            <text:p text:style-name="P2">Capital de terceiros</text:p>
          </table:table-cell>
          <table:table-cell table:style-name="Tabela1.C2" office:value-type="string">
            <text:p text:style-name="P2">Capital próprio</text:p>
          </table:table-cell>
        </table:table-row>
        <table:table-row>
          <table:table-cell table:style-name="Tabela1.A2" office:value-type="string">
            <text:p text:style-name="P2">Aplicações de recursos</text:p>
          </table:table-cell>
          <table:table-cell table:style-name="Tabela1.A2" office:value-type="string">
            <text:p text:style-name="P2">Capital alheio</text:p>
          </table:table-cell>
          <table:table-cell table:style-name="Tabela1.C2" office:value-type="string">
            <text:p text:style-name="P2">Recursos próprios</text:p>
          </table:table-cell>
        </table:table-row>
        <table:table-row>
          <table:table-cell table:style-name="Tabela1.A2" office:value-type="string">
            <text:p text:style-name="P2">Capital investido</text:p>
          </table:table-cell>
          <table:table-cell table:style-name="Tabela1.A2" office:value-type="string">
            <text:p text:style-name="P2">Recursos de terceiros</text:p>
          </table:table-cell>
          <table:table-cell table:style-name="Tabela1.C2" office:value-type="string">
            <text:p text:style-name="P2">Passivo não exigível</text:p>
          </table:table-cell>
        </table:table-row>
        <table:table-row>
          <table:table-cell table:style-name="Tabela1.A2" office:value-type="string">
            <text:p text:style-name="P2">Investimentos</text:p>
          </table:table-cell>
          <table:table-cell table:style-name="Tabela1.A2" office:value-type="string">
            <text:p text:style-name="Table_20_Contents"/>
          </table:table-cell>
          <table:table-cell table:style-name="Tabela1.C2" office:value-type="string">
            <text:p text:style-name="P2">Riqueza própria (líquida)</text:p>
          </table:table-cell>
        </table:table-row>
      </table:table>
      <text:p text:style-name="P15"/>
      <text:p text:style-name="P7"><text:span text:style-name="T5">Capital à Disposição da </text:span><text:span text:style-name="T7">Entidade</text:span><text:span text:style-name="T6"> = Capital de Terceiros + Capital Próprio</text:span></text:p>
      <text:list xml:id="list8600227047820382549" text:style-name="L2">
        <text:list-item>
          <text:p text:style-name="P12"><text:span text:style-name="T6">é igual ao </text:span><text:span text:style-name="T5">Ativo</text:span><text:span text:style-name="T6"> da entidade.</text:span></text:p>
        </text:list-item>
      </text:list>
      <text:p text:style-name="P16"/>
      <text:p text:style-name="P8"><text:span text:style-name="T5">Origem dos Recursos</text:span><text:span text:style-name="T6"> = Recursos de Terceiros + Recursos Próprios</text:span></text:p>
      <text:p text:style-name="P17"/>
      <text:p text:style-name="P9"><text:span text:style-name="T5">Estados patrimoniais</text:span><text:span text:style-name="T6">:</text:span></text:p>
      <text:list xml:id="list3953479056533926405" text:style-name="L3">
        <text:list-item>
          <text:p text:style-name="P20">Situação líquida positiva<text:span text:style-name="T1"> (SL &gt; 0): A &gt; P;</text:span></text:p>
          <text:list>
            <text:list-item>
              <text:p text:style-name="P18">sinônimos: situação líquida ativa, situação líquida superavitária;</text:p>
            </text:list-item>
          </text:list>
        </text:list-item>
        <text:list-item>
          <text:p text:style-name="P20">Situação líquida nula<text:span text:style-name="T1"> (SL = 0): A = P;</text:span></text:p>
          <text:list>
            <text:list-item>
              <text:p text:style-name="P18">sinônimos: situação líquida compensada;</text:p>
            </text:list-item>
          </text:list>
        </text:list-item>
        <text:list-item>
          <text:p text:style-name="P20">Situação líquida negativa <text:span text:style-name="T1">(SL &lt; 0): A &lt; P;</text:span></text:p>
          <text:list>
            <text:list-item>
              <text:p text:style-name="P18">sinônimos: situação líquida passiva, situação líquida deficitária, passivo a descoberto.</text:p>
            </text:list-item>
          </text:list>
        </text:list-item>
      </text:list>
      <text:p text:style-name="P19"/>
      <text:p text:style-name="P10"><text:span text:style-name="T1">O </text:span>PL<text:span text:style-name="T1"> </text:span><text:span text:style-name="T3">nunca</text:span><text:span text:style-name="T1"> pode ser superior ao </text:span>Ativo<text:span text:style-name="T1">.</text:span></text:p>
      <text:p text:style-name="P10"><text:span text:style-name="T1">O </text:span>Ativo<text:span text:style-name="T1"> e o </text:span>Passivo<text:span text:style-name="T1"> </text:span><text:span text:style-name="T3">nunca</text:span><text:span text:style-name="T1"> podem ser negativos.</text:span></text:p>
      <text:p text:style-name="P10"><text:span text:style-name="T1"/></text:p>
      <text:p text:style-name="P22"><text:span text:style-name="T2">CPC 00</text:span><text:span text:style-name="T1">:</text:span></text:p>
      <text:p text:style-name="P25"><text:span text:style-name="T1">4.10. Os </text:span><text:span text:style-name="T4">benefícios econômicos futuros</text:span><text:span text:style-name="T1"> de um ativo podem fluir para a entidade de diversas maneiras. Por exemplo, um ativo pode ser:</text:span></text:p>
      <text:p text:style-name="P25"><text:soft-page-break/><text:span text:style-name="T1">(a) usado isoladamente ou em conjunto com outros ativos na produção de mercadorias e serviços a serem vendidos pela entidade;</text:span></text:p>
      <text:p text:style-name="P25"><text:span text:style-name="T1">(b) trocado por outros ativos;</text:span></text:p>
      <text:p text:style-name="P25"><text:span text:style-name="T1">(c) usado para liquidar um passivo; ou</text:span></text:p>
      <text:p text:style-name="P25"><text:span text:style-name="T1">(d) distribuído aos proprietários da entidade.</text:span></text:p>
      <text:p text:style-name="P26"><text:span text:style-name="T1"/></text:p>
      <text:p text:style-name="P27"><text:span text:style-name="T1">Sobre a definição de </text:span>Ativo<text:span text:style-name="T1">, é correto afirmar:</text:span></text:p>
      <text:list xml:id="list2738611502343031623" text:style-name="L4">
        <text:list-item>
          <text:p text:style-name="P23">o ativo deve ser considerado quanto à sua <text:span text:style-name="T8">controlabilidade</text:span> por parte da entidade;</text:p>
        </text:list-item>
        <text:list-item>
          <text:p text:style-name="P23">precisa estar incluído no ativo algum direito específico a <text:span text:style-name="T8">benefícios e/ou potencialidade de serviços futuros</text:span>;</text:p>
        </text:list-item>
        <text:list-item>
          <text:p text:style-name="P23">o direito precisa ser <text:span text:style-name="T8">exclusivo</text:span> da entidade.</text:p>
        </text:list-item>
      </text:list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Nimbus Mono L" svg:font-family="'Nimbus Mono L'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a38c9" officeooo:paragraph-rsid="000a38c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1 – Patrimônio: componentes patrimoniais. Conceituação. Equação fundamental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18:21:51.070091047</meta:creation-date>
    <dc:date>2018-01-23T14:00:06.388506428</dc:date>
    <meta:editing-duration>PT1H5M37S</meta:editing-duration>
    <meta:editing-cycles>14</meta:editing-cycles>
    <meta:generator>LibreOffice/5.2.7.2$Linux_X86_64 LibreOffice_project/20m0$Build-2</meta:generator>
    <meta:document-statistic meta:table-count="1" meta:image-count="0" meta:object-count="0" meta:page-count="2" meta:paragraph-count="49" meta:word-count="380" meta:character-count="2494" meta:non-whitespace-character-count="2176"/>
  </office:meta>
</office:document-meta>
</file>